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Pictures/1000000100000331000001960E982ECF.png" manifest:media-type="image/png"/>
  <manifest:file-entry manifest:full-path="Object 4/Pictures/2000000600005457000029D4AE71BF44.svm" manifest:media-type="image/x-svm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1000000100000331000001960E982ECF.png" manifest:media-type="image/png"/>
  <manifest:file-entry manifest:full-path="Object 2/Pictures/2000000600005457000029D4AE71BF44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Pictures/1000000100000331000001960E982ECF.png" manifest:media-type="image/png"/>
  <manifest:file-entry manifest:full-path="Object 5/Pictures/2000000600005457000029D4AE71BF44.svm" manifest:media-type="image/x-svm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2"/>
    <style:style style:name="ce3" style:family="table-cell" style:parent-style-name="Default" style:data-style-name="N131"/>
    <style:style style:name="ce4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d_results" table:style-name="ta1">
        <table:shapes>
          <draw:frame draw:z-index="0" draw:style-name="gr1" draw:text-style-name="P1" svg:width="8.4996in" svg:height="4.215in" svg:x="11.1709in" svg:y="0.348in">
            <draw:object draw:notify-on-update-of-ranges="measured_results.B3:measured_results.B10 measured_results.H1:measured_results.H1 measured_results.H3:measured_results.H10 measured_results.B3:measured_results.B10 measured_results.E1:measured_results.E1 measured_results.E3:measured_results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12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Approximation level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SSIM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Sum_energy</text:p>
          </table:table-cell>
          <table:table-cell table:style-name="ce1" office:value-type="string" calcext:value-type="string">
            <text:p>Sum_proctime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rocessing <text:s/>tim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pJ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2.5631962748321" calcext:value-type="float">
            <text:p>22.5632</text:p>
          </table:table-cell>
          <table:table-cell table:style-name="ce2" office:value-type="float" office:value="0.938289793895979" calcext:value-type="float">
            <text:p>0.9383</text:p>
          </table:table-cell>
          <table:table-cell table:style-name="ce3" office:value-type="float" office:value="34.5967973957267" calcext:value-type="float">
            <text:p>34.597</text:p>
          </table:table-cell>
          <table:table-cell office:value-type="float" office:value="3076178865908.77" calcext:value-type="float">
            <text:p>3076178865908.77</text:p>
          </table:table-cell>
          <table:table-cell office:value-type="float" office:value="138143964" calcext:value-type="float">
            <text:p>138143964</text:p>
          </table:table-cell>
          <table:table-cell table:style-name="ce4" table:formula="of:=[.F3]/1000000000" office:value-type="float" office:value="3076.17886590877" calcext:value-type="float">
            <text:p>3076.18</text:p>
          </table:table-cell>
          <table:table-cell table:style-name="ce3" table:formula="of:=[.G3]/1000000" office:value-type="float" office:value="138.143964" calcext:value-type="float">
            <text:p>138.144</text:p>
          </table:table-cell>
          <table:table-cell table:number-columns-repeated="11"/>
          <table:table-cell>
            <draw:frame draw:z-index="2" draw:style-name="gr1" draw:text-style-name="P1" svg:width="8.4996in" svg:height="4.215in" svg:x="0.5232in" svg:y="0.0201in">
              <draw:object draw:notify-on-update-of-ranges="measured_results.B3:measured_results.B10 measured_results.H1:measured_results.H1 measured_results.H3:measured_results.H10 measured_results.B3:measured_results.B10 measured_results.D1:measured_results.D1 measured_results.D3:measured_results.D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.9496840990928" calcext:value-type="float">
            <text:p>28.9497</text:p>
          </table:table-cell>
          <table:table-cell table:style-name="ce2" office:value-type="float" office:value="0.915336570275196" calcext:value-type="float">
            <text:p>0.9153</text:p>
          </table:table-cell>
          <table:table-cell table:style-name="ce3" office:value-type="float" office:value="33.514365318293" calcext:value-type="float">
            <text:p>33.514</text:p>
          </table:table-cell>
          <table:table-cell office:value-type="float" office:value="3068521884951.53" calcext:value-type="float">
            <text:p>3068521884951.53</text:p>
          </table:table-cell>
          <table:table-cell office:value-type="float" office:value="138144804" calcext:value-type="float">
            <text:p>138144804</text:p>
          </table:table-cell>
          <table:table-cell table:style-name="ce4" table:formula="of:=[.F4]/1000000000" office:value-type="float" office:value="3068.52188495153" calcext:value-type="float">
            <text:p>3068.52</text:p>
          </table:table-cell>
          <table:table-cell table:style-name="ce3" table:formula="of:=[.G4]/1000000" office:value-type="float" office:value="138.144804" calcext:value-type="float">
            <text:p>138.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36.664671168243" calcext:value-type="float">
            <text:p>636.6647</text:p>
          </table:table-cell>
          <table:table-cell table:style-name="ce2" office:value-type="float" office:value="0.323804001043208" calcext:value-type="float">
            <text:p>0.3238</text:p>
          </table:table-cell>
          <table:table-cell table:style-name="ce3" office:value-type="float" office:value="20.0916960954714" calcext:value-type="float">
            <text:p>20.092</text:p>
          </table:table-cell>
          <table:table-cell office:value-type="float" office:value="3846763099840.97" calcext:value-type="float">
            <text:p>3846763099840.97</text:p>
          </table:table-cell>
          <table:table-cell office:value-type="float" office:value="138144720" calcext:value-type="float">
            <text:p>138144720</text:p>
          </table:table-cell>
          <table:table-cell table:style-name="ce4" table:formula="of:=[.F5]/1000000000" office:value-type="float" office:value="3846.76309984097" calcext:value-type="float">
            <text:p>3846.76</text:p>
          </table:table-cell>
          <table:table-cell table:style-name="ce3" table:formula="of:=[.G5]/1000000" office:value-type="float" office:value="138.14472" calcext:value-type="float">
            <text:p>138.1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053.99456762809" calcext:value-type="float">
            <text:p>6053.9946</text:p>
          </table:table-cell>
          <table:table-cell table:style-name="ce2" office:value-type="float" office:value="0.083467688577268" calcext:value-type="float">
            <text:p>0.0835</text:p>
          </table:table-cell>
          <table:table-cell table:style-name="ce3" office:value-type="float" office:value="10.3103833394841" calcext:value-type="float">
            <text:p>10.310</text:p>
          </table:table-cell>
          <table:table-cell office:value-type="float" office:value="6824834046724.66" calcext:value-type="float">
            <text:p>6824834046724.66</text:p>
          </table:table-cell>
          <table:table-cell office:value-type="float" office:value="137982558" calcext:value-type="float">
            <text:p>137982558</text:p>
          </table:table-cell>
          <table:table-cell table:style-name="ce4" table:formula="of:=[.F6]/1000000000" office:value-type="float" office:value="6824.83404672466" calcext:value-type="float">
            <text:p>6824.83</text:p>
          </table:table-cell>
          <table:table-cell table:style-name="ce3" table:formula="of:=[.G6]/1000000" office:value-type="float" office:value="137.982558" calcext:value-type="float">
            <text:p>137.9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308.84283501201" calcext:value-type="float">
            <text:p>1308.8428</text:p>
          </table:table-cell>
          <table:table-cell table:style-name="ce2" office:value-type="float" office:value="0.24016893610318" calcext:value-type="float">
            <text:p>0.2402</text:p>
          </table:table-cell>
          <table:table-cell table:style-name="ce3" office:value-type="float" office:value="16.9619286098249" calcext:value-type="float">
            <text:p>16.962</text:p>
          </table:table-cell>
          <table:table-cell office:value-type="float" office:value="5889463449773.55" calcext:value-type="float">
            <text:p>5889463449773.55</text:p>
          </table:table-cell>
          <table:table-cell office:value-type="float" office:value="137947404" calcext:value-type="float">
            <text:p>137947404</text:p>
          </table:table-cell>
          <table:table-cell table:style-name="ce4" table:formula="of:=[.F7]/1000000000" office:value-type="float" office:value="5889.46344977355" calcext:value-type="float">
            <text:p>5889.46</text:p>
          </table:table-cell>
          <table:table-cell table:style-name="ce3" table:formula="of:=[.G7]/1000000" office:value-type="float" office:value="137.947404" calcext:value-type="float">
            <text:p>137.9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1589.0865848777" calcext:value-type="float">
            <text:p>21589.0866</text:p>
          </table:table-cell>
          <table:table-cell table:style-name="ce2" office:value-type="float" office:value="0.00699511721217255" calcext:value-type="float">
            <text:p>0.0070</text:p>
          </table:table-cell>
          <table:table-cell table:style-name="ce3" office:value-type="float" office:value="4.78846092759665" calcext:value-type="float">
            <text:p>4.788</text:p>
          </table:table-cell>
          <table:table-cell office:value-type="float" office:value="12849665245301.8" calcext:value-type="float">
            <text:p>12849665245301.8</text:p>
          </table:table-cell>
          <table:table-cell office:value-type="float" office:value="138024936" calcext:value-type="float">
            <text:p>138024936</text:p>
          </table:table-cell>
          <table:table-cell table:style-name="ce4" table:formula="of:=[.F8]/1000000000" office:value-type="float" office:value="12849.6652453018" calcext:value-type="float">
            <text:p>12849.67</text:p>
          </table:table-cell>
          <table:table-cell table:style-name="ce3" table:formula="of:=[.G8]/1000000" office:value-type="float" office:value="138.024936" calcext:value-type="float">
            <text:p>138.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0613.6357980349" calcext:value-type="float">
            <text:p>20613.6358</text:p>
          </table:table-cell>
          <table:table-cell table:style-name="ce2" office:value-type="float" office:value="0.00682256664453715" calcext:value-type="float">
            <text:p>0.0068</text:p>
          </table:table-cell>
          <table:table-cell table:style-name="ce3" office:value-type="float" office:value="4.98925762210271" calcext:value-type="float">
            <text:p>4.989</text:p>
          </table:table-cell>
          <table:table-cell office:value-type="float" office:value="12682924016671.6" calcext:value-type="float">
            <text:p>12682924016671.6</text:p>
          </table:table-cell>
          <table:table-cell office:value-type="float" office:value="138024936" calcext:value-type="float">
            <text:p>138024936</text:p>
          </table:table-cell>
          <table:table-cell table:style-name="ce4" table:formula="of:=[.F9]/1000000000" office:value-type="float" office:value="12682.9240166716" calcext:value-type="float">
            <text:p>12682.92</text:p>
          </table:table-cell>
          <table:table-cell table:style-name="ce3" table:formula="of:=[.G9]/1000000" office:value-type="float" office:value="138.024936" calcext:value-type="float">
            <text:p>138.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5032.5684802575" calcext:value-type="float">
            <text:p>15032.5685</text:p>
          </table:table-cell>
          <table:table-cell table:style-name="ce2" office:value-type="float" office:value="0.00607841638974014" calcext:value-type="float">
            <text:p>0.0061</text:p>
          </table:table-cell>
          <table:table-cell table:style-name="ce3" office:value-type="float" office:value="6.36047169934927" calcext:value-type="float">
            <text:p>6.360</text:p>
          </table:table-cell>
          <table:table-cell office:value-type="float" office:value="11352260501330.4" calcext:value-type="float">
            <text:p>11352260501330.4</text:p>
          </table:table-cell>
          <table:table-cell office:value-type="float" office:value="138008304" calcext:value-type="float">
            <text:p>138008304</text:p>
          </table:table-cell>
          <table:table-cell table:style-name="ce4" table:formula="of:=[.F10]/1000000000" office:value-type="float" office:value="11352.2605013304" calcext:value-type="float">
            <text:p>11352.26</text:p>
          </table:table-cell>
          <table:table-cell table:style-name="ce3" table:formula="of:=[.G10]/1000000" office:value-type="float" office:value="138.008304" calcext:value-type="float">
            <text:p>138.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60930605695949" calcext:value-type="float">
            <text:p>0.1609</text:p>
          </table:table-cell>
          <table:table-cell table:style-name="ce2" office:value-type="float" office:value="0.999748294670467" calcext:value-type="float">
            <text:p>0.9997</text:p>
          </table:table-cell>
          <table:table-cell table:style-name="ce3" office:value-type="float" office:value="56.064417150233" calcext:value-type="float">
            <text:p>56.064</text:p>
          </table:table-cell>
          <table:table-cell office:value-type="float" office:value="87516922120.52" calcext:value-type="float">
            <text:p>87516922120.52</text:p>
          </table:table-cell>
          <table:table-cell office:value-type="float" office:value="28133742" calcext:value-type="float">
            <text:p>28133742</text:p>
          </table:table-cell>
          <table:table-cell table:style-name="ce4" table:formula="of:=[.F11]/1000000000" office:value-type="float" office:value="87.51692212052" calcext:value-type="float">
            <text:p>87.52</text:p>
          </table:table-cell>
          <table:table-cell table:style-name="ce3" table:formula="of:=[.G11]/1000000" office:value-type="float" office:value="28.133742" calcext:value-type="float">
            <text:p>28.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56504880331595" calcext:value-type="float">
            <text:p>1.5650</text:p>
          </table:table-cell>
          <table:table-cell table:style-name="ce2" office:value-type="float" office:value="0.998239209885502" calcext:value-type="float">
            <text:p>0.9982</text:p>
          </table:table-cell>
          <table:table-cell table:style-name="ce3" office:value-type="float" office:value="46.185524760587" calcext:value-type="float">
            <text:p>46.186</text:p>
          </table:table-cell>
          <table:table-cell office:value-type="float" office:value="87213120503.09" calcext:value-type="float">
            <text:p>87213120503.09</text:p>
          </table:table-cell>
          <table:table-cell office:value-type="float" office:value="28133742" calcext:value-type="float">
            <text:p>28133742</text:p>
          </table:table-cell>
          <table:table-cell table:style-name="ce4" table:formula="of:=[.F12]/1000000000" office:value-type="float" office:value="87.21312050309" calcext:value-type="float">
            <text:p>87.21</text:p>
          </table:table-cell>
          <table:table-cell table:style-name="ce3" table:formula="of:=[.G12]/1000000" office:value-type="float" office:value="28.133742" calcext:value-type="float">
            <text:p>28.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02.800962695548" calcext:value-type="float">
            <text:p>102.8010</text:p>
          </table:table-cell>
          <table:table-cell table:style-name="ce2" office:value-type="float" office:value="0.901847020964458" calcext:value-type="float">
            <text:p>0.9018</text:p>
          </table:table-cell>
          <table:table-cell table:style-name="ce3" office:value-type="float" office:value="28.0108317917163" calcext:value-type="float">
            <text:p>28.011</text:p>
          </table:table-cell>
          <table:table-cell office:value-type="float" office:value="86906486037.11" calcext:value-type="float">
            <text:p>86906486037.11</text:p>
          </table:table-cell>
          <table:table-cell office:value-type="float" office:value="28133742" calcext:value-type="float">
            <text:p>28133742</text:p>
          </table:table-cell>
          <table:table-cell table:style-name="ce4" table:formula="of:=[.F13]/1000000000" office:value-type="float" office:value="86.90648603711" calcext:value-type="float">
            <text:p>86.91</text:p>
          </table:table-cell>
          <table:table-cell table:style-name="ce3" table:formula="of:=[.G13]/1000000" office:value-type="float" office:value="28.133742" calcext:value-type="float">
            <text:p>28.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996.593809332799" calcext:value-type="float">
            <text:p>996.5938</text:p>
          </table:table-cell>
          <table:table-cell table:style-name="ce2" office:value-type="float" office:value="0.678405019124235" calcext:value-type="float">
            <text:p>0.6784</text:p>
          </table:table-cell>
          <table:table-cell table:style-name="ce3" office:value-type="float" office:value="18.1456217578619" calcext:value-type="float">
            <text:p>18.146</text:p>
          </table:table-cell>
          <table:table-cell office:value-type="float" office:value="86619652516.12" calcext:value-type="float">
            <text:p>86619652516.12</text:p>
          </table:table-cell>
          <table:table-cell office:value-type="float" office:value="28133742" calcext:value-type="float">
            <text:p>28133742</text:p>
          </table:table-cell>
          <table:table-cell table:style-name="ce4" table:formula="of:=[.F14]/1000000000" office:value-type="float" office:value="86.61965251612" calcext:value-type="float">
            <text:p>86.62</text:p>
          </table:table-cell>
          <table:table-cell table:style-name="ce3" table:formula="of:=[.G14]/1000000" office:value-type="float" office:value="28.133742" calcext:value-type="float">
            <text:p>28.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605.7086776307" calcext:value-type="float">
            <text:p>4605.7087</text:p>
          </table:table-cell>
          <table:table-cell table:style-name="ce2" office:value-type="float" office:value="0.292042813378726" calcext:value-type="float">
            <text:p>0.2920</text:p>
          </table:table-cell>
          <table:table-cell table:style-name="ce3" office:value-type="float" office:value="11.4978389656204" calcext:value-type="float">
            <text:p>11.498</text:p>
          </table:table-cell>
          <table:table-cell office:value-type="float" office:value="86468213087.7999" calcext:value-type="float">
            <text:p>86468213087.7999</text:p>
          </table:table-cell>
          <table:table-cell office:value-type="float" office:value="28133742" calcext:value-type="float">
            <text:p>28133742</text:p>
          </table:table-cell>
          <table:table-cell table:style-name="ce4" table:formula="of:=[.F15]/1000000000" office:value-type="float" office:value="86.4682130877999" calcext:value-type="float">
            <text:p>86.47</text:p>
          </table:table-cell>
          <table:table-cell table:style-name="ce3" table:formula="of:=[.G15]/1000000" office:value-type="float" office:value="28.133742" calcext:value-type="float">
            <text:p>28.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605.7086776307" calcext:value-type="float">
            <text:p>4605.7087</text:p>
          </table:table-cell>
          <table:table-cell table:style-name="ce2" office:value-type="float" office:value="0.292042813378726" calcext:value-type="float">
            <text:p>0.2920</text:p>
          </table:table-cell>
          <table:table-cell table:style-name="ce3" office:value-type="float" office:value="11.4978389656204" calcext:value-type="float">
            <text:p>11.498</text:p>
          </table:table-cell>
          <table:table-cell office:value-type="float" office:value="86402503358.9001" calcext:value-type="float">
            <text:p>86402503358.9001</text:p>
          </table:table-cell>
          <table:table-cell office:value-type="float" office:value="28133742" calcext:value-type="float">
            <text:p>28133742</text:p>
          </table:table-cell>
          <table:table-cell table:style-name="ce4" table:formula="of:=[.F16]/1000000000" office:value-type="float" office:value="86.4025033589001" calcext:value-type="float">
            <text:p>86.40</text:p>
          </table:table-cell>
          <table:table-cell table:style-name="ce3" table:formula="of:=[.G16]/1000000" office:value-type="float" office:value="28.133742" calcext:value-type="float">
            <text:p>28.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605.7086776307" calcext:value-type="float">
            <text:p>4605.7087</text:p>
          </table:table-cell>
          <table:table-cell table:style-name="ce2" office:value-type="float" office:value="0.292042813378726" calcext:value-type="float">
            <text:p>0.2920</text:p>
          </table:table-cell>
          <table:table-cell table:style-name="ce3" office:value-type="float" office:value="11.4978389656204" calcext:value-type="float">
            <text:p>11.498</text:p>
          </table:table-cell>
          <table:table-cell office:value-type="float" office:value="86354822816.7" calcext:value-type="float">
            <text:p>86354822816.7</text:p>
          </table:table-cell>
          <table:table-cell office:value-type="float" office:value="28133742" calcext:value-type="float">
            <text:p>28133742</text:p>
          </table:table-cell>
          <table:table-cell table:style-name="ce4" table:formula="of:=[.F17]/1000000000" office:value-type="float" office:value="86.3548228167" calcext:value-type="float">
            <text:p>86.35</text:p>
          </table:table-cell>
          <table:table-cell table:style-name="ce3" table:formula="of:=[.G17]/1000000" office:value-type="float" office:value="28.133742" calcext:value-type="float">
            <text:p>28.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4605.7086776307" calcext:value-type="float">
            <text:p>4605.7087</text:p>
          </table:table-cell>
          <table:table-cell table:style-name="ce2" office:value-type="float" office:value="0.292042813378726" calcext:value-type="float">
            <text:p>0.2920</text:p>
          </table:table-cell>
          <table:table-cell table:style-name="ce3" office:value-type="float" office:value="11.4978389656204" calcext:value-type="float">
            <text:p>11.498</text:p>
          </table:table-cell>
          <table:table-cell office:value-type="float" office:value="86307142274.5" calcext:value-type="float">
            <text:p>86307142274.5</text:p>
          </table:table-cell>
          <table:table-cell office:value-type="float" office:value="28133742" calcext:value-type="float">
            <text:p>28133742</text:p>
          </table:table-cell>
          <table:table-cell table:style-name="ce4" table:formula="of:=[.F18]/1000000000" office:value-type="float" office:value="86.3071422745" calcext:value-type="float">
            <text:p>86.31</text:p>
          </table:table-cell>
          <table:table-cell table:style-name="ce3" table:formula="of:=[.G18]/1000000" office:value-type="float" office:value="28.133742" calcext:value-type="float">
            <text:p>28.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98997192137986" calcext:value-type="float">
            <text:p>0.1990</text:p>
          </table:table-cell>
          <table:table-cell table:style-name="ce2" office:value-type="float" office:value="0.99956707374084" calcext:value-type="float">
            <text:p>0.9996</text:p>
          </table:table-cell>
          <table:table-cell table:style-name="ce3" office:value-type="float" office:value="55.142334123355" calcext:value-type="float">
            <text:p>55.142</text:p>
          </table:table-cell>
          <table:table-cell office:value-type="float" office:value="1072478971944.8" calcext:value-type="float">
            <text:p>1072478971944.8</text:p>
          </table:table-cell>
          <table:table-cell office:value-type="float" office:value="78369774" calcext:value-type="float">
            <text:p>78369774</text:p>
          </table:table-cell>
          <table:table-cell table:style-name="ce4" table:formula="of:=[.F19]/1000000000" office:value-type="float" office:value="1072.4789719448" calcext:value-type="float">
            <text:p>1072.48</text:p>
          </table:table-cell>
          <table:table-cell table:style-name="ce3" table:formula="of:=[.G19]/1000000" office:value-type="float" office:value="78.369774" calcext:value-type="float">
            <text:p>78.3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683513838748496" calcext:value-type="float">
            <text:p>0.6835</text:p>
          </table:table-cell>
          <table:table-cell table:style-name="ce2" office:value-type="float" office:value="0.998459156982799" calcext:value-type="float">
            <text:p>0.9985</text:p>
          </table:table-cell>
          <table:table-cell table:style-name="ce3" office:value-type="float" office:value="49.78333048941" calcext:value-type="float">
            <text:p>49.783</text:p>
          </table:table-cell>
          <table:table-cell office:value-type="float" office:value="1068173468666.77" calcext:value-type="float">
            <text:p>1068173468666.77</text:p>
          </table:table-cell>
          <table:table-cell office:value-type="float" office:value="78369774" calcext:value-type="float">
            <text:p>78369774</text:p>
          </table:table-cell>
          <table:table-cell table:style-name="ce4" table:formula="of:=[.F20]/1000000000" office:value-type="float" office:value="1068.17346866677" calcext:value-type="float">
            <text:p>1068.17</text:p>
          </table:table-cell>
          <table:table-cell table:style-name="ce3" table:formula="of:=[.G20]/1000000" office:value-type="float" office:value="78.369774" calcext:value-type="float">
            <text:p>78.3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8.1475330926594" calcext:value-type="float">
            <text:p>48.1475</text:p>
          </table:table-cell>
          <table:table-cell table:style-name="ce2" office:value-type="float" office:value="0.9303147330405" calcext:value-type="float">
            <text:p>0.9303</text:p>
          </table:table-cell>
          <table:table-cell table:style-name="ce3" office:value-type="float" office:value="31.3050632053283" calcext:value-type="float">
            <text:p>31.305</text:p>
          </table:table-cell>
          <table:table-cell office:value-type="float" office:value="1063466622181.79" calcext:value-type="float">
            <text:p>1063466622181.79</text:p>
          </table:table-cell>
          <table:table-cell office:value-type="float" office:value="78369774" calcext:value-type="float">
            <text:p>78369774</text:p>
          </table:table-cell>
          <table:table-cell table:style-name="ce4" table:formula="of:=[.F21]/1000000000" office:value-type="float" office:value="1063.46662218179" calcext:value-type="float">
            <text:p>1063.47</text:p>
          </table:table-cell>
          <table:table-cell table:style-name="ce3" table:formula="of:=[.G21]/1000000" office:value-type="float" office:value="78.369774" calcext:value-type="float">
            <text:p>78.3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784.395774836208" calcext:value-type="float">
            <text:p>784.3958</text:p>
          </table:table-cell>
          <table:table-cell table:style-name="ce2" office:value-type="float" office:value="0.719341987379631" calcext:value-type="float">
            <text:p>0.7193</text:p>
          </table:table-cell>
          <table:table-cell table:style-name="ce3" office:value-type="float" office:value="19.1513218757389" calcext:value-type="float">
            <text:p>19.151</text:p>
          </table:table-cell>
          <table:table-cell office:value-type="float" office:value="1058955918118.64" calcext:value-type="float">
            <text:p>1058955918118.64</text:p>
          </table:table-cell>
          <table:table-cell office:value-type="float" office:value="78369774" calcext:value-type="float">
            <text:p>78369774</text:p>
          </table:table-cell>
          <table:table-cell table:style-name="ce4" table:formula="of:=[.F22]/1000000000" office:value-type="float" office:value="1058.95591811864" calcext:value-type="float">
            <text:p>1058.96</text:p>
          </table:table-cell>
          <table:table-cell table:style-name="ce3" table:formula="of:=[.G22]/1000000" office:value-type="float" office:value="78.369774" calcext:value-type="float">
            <text:p>78.3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522.9353656906" calcext:value-type="float">
            <text:p>4522.9354</text:p>
          </table:table-cell>
          <table:table-cell table:style-name="ce2" office:value-type="float" office:value="0.201119543978496" calcext:value-type="float">
            <text:p>0.2011</text:p>
          </table:table-cell>
          <table:table-cell table:style-name="ce3" office:value-type="float" office:value="11.5765997929588" calcext:value-type="float">
            <text:p>11.577</text:p>
          </table:table-cell>
          <table:table-cell office:value-type="float" office:value="1055761506206.98" calcext:value-type="float">
            <text:p>1055761506206.98</text:p>
          </table:table-cell>
          <table:table-cell office:value-type="float" office:value="78369774" calcext:value-type="float">
            <text:p>78369774</text:p>
          </table:table-cell>
          <table:table-cell table:style-name="ce4" table:formula="of:=[.F23]/1000000000" office:value-type="float" office:value="1055.76150620698" calcext:value-type="float">
            <text:p>1055.76</text:p>
          </table:table-cell>
          <table:table-cell table:style-name="ce3" table:formula="of:=[.G23]/1000000" office:value-type="float" office:value="78.369774" calcext:value-type="float">
            <text:p>78.3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752.94862949592" calcext:value-type="float">
            <text:p>2752.9486</text:p>
          </table:table-cell>
          <table:table-cell table:style-name="ce2" office:value-type="float" office:value="0.202800908309934" calcext:value-type="float">
            <text:p>0.2028</text:p>
          </table:table-cell>
          <table:table-cell table:style-name="ce3" office:value-type="float" office:value="13.7328225341014" calcext:value-type="float">
            <text:p>13.733</text:p>
          </table:table-cell>
          <table:table-cell office:value-type="float" office:value="1054905741987.38" calcext:value-type="float">
            <text:p>1054905741987.38</text:p>
          </table:table-cell>
          <table:table-cell office:value-type="float" office:value="78369774" calcext:value-type="float">
            <text:p>78369774</text:p>
          </table:table-cell>
          <table:table-cell table:style-name="ce4" table:formula="of:=[.F24]/1000000000" office:value-type="float" office:value="1054.90574198738" calcext:value-type="float">
            <text:p>1054.91</text:p>
          </table:table-cell>
          <table:table-cell table:style-name="ce3" table:formula="of:=[.G24]/1000000" office:value-type="float" office:value="78.369774" calcext:value-type="float">
            <text:p>78.3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752.94862949592" calcext:value-type="float">
            <text:p>2752.9486</text:p>
          </table:table-cell>
          <table:table-cell table:style-name="ce2" office:value-type="float" office:value="0.202800908309934" calcext:value-type="float">
            <text:p>0.2028</text:p>
          </table:table-cell>
          <table:table-cell table:style-name="ce3" office:value-type="float" office:value="13.7328225341014" calcext:value-type="float">
            <text:p>13.733</text:p>
          </table:table-cell>
          <table:table-cell office:value-type="float" office:value="1054322753222.13" calcext:value-type="float">
            <text:p>1054322753222.13</text:p>
          </table:table-cell>
          <table:table-cell office:value-type="float" office:value="78369774" calcext:value-type="float">
            <text:p>78369774</text:p>
          </table:table-cell>
          <table:table-cell table:style-name="ce4" table:formula="of:=[.F25]/1000000000" office:value-type="float" office:value="1054.32275322213" calcext:value-type="float">
            <text:p>1054.32</text:p>
          </table:table-cell>
          <table:table-cell table:style-name="ce3" table:formula="of:=[.G25]/1000000" office:value-type="float" office:value="78.369774" calcext:value-type="float">
            <text:p>78.3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V_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752.94862949592" calcext:value-type="float">
            <text:p>2752.9486</text:p>
          </table:table-cell>
          <table:table-cell table:style-name="ce2" office:value-type="float" office:value="0.202800908309934" calcext:value-type="float">
            <text:p>0.2028</text:p>
          </table:table-cell>
          <table:table-cell table:style-name="ce3" office:value-type="float" office:value="13.7328225341014" calcext:value-type="float">
            <text:p>13.733</text:p>
          </table:table-cell>
          <table:table-cell office:value-type="float" office:value="1053739764456.88" calcext:value-type="float">
            <text:p>1053739764456.88</text:p>
          </table:table-cell>
          <table:table-cell office:value-type="float" office:value="78369774" calcext:value-type="float">
            <text:p>78369774</text:p>
          </table:table-cell>
          <table:table-cell table:style-name="ce4" table:formula="of:=[.F26]/1000000000" office:value-type="float" office:value="1053.73976445688" calcext:value-type="float">
            <text:p>1053.74</text:p>
          </table:table-cell>
          <table:table-cell table:style-name="ce3" table:formula="of:=[.G26]/1000000" office:value-type="float" office:value="78.369774" calcext:value-type="float">
            <text:p>78.370</text:p>
          </table:table-cell>
          <table:table-cell table:number-columns-repeated="12"/>
        </table:table-row>
        <table:table-row table:style-name="ro1">
          <table:table-cell table:number-columns-repeated="10"/>
          <table:table-cell>
            <draw:frame draw:z-index="4" draw:style-name="gr1" draw:text-style-name="P1" svg:width="8.4996in" svg:height="4.215in" svg:x="0.4819in" svg:y="0.1142in">
              <draw:object draw:notify-on-update-of-ranges="measured_results.B11:measured_results.B18 measured_results.A11:measured_results.A11 measured_results.E11:measured_results.E18 measured_results.B19:measured_results.B26 measured_results.A19:measured_results.A19 measured_results.E19:measured_results.E2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draw:z-index="5" draw:style-name="gr1" draw:text-style-name="P1" svg:width="8.4996in" svg:height="4.215in" svg:x="0.6102in" svg:y="0.1465in">
              <draw:object draw:notify-on-update-of-ranges="measured_results.B3:measured_results.B10 measured_results.H1:measured_results.H1 measured_results.H3:measured_results.H10 measured_results.B3:measured_results.B10 measured_results.I1:measured_results.I1 measured_results.I3:measured_results.I1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4">
          <table:table-cell table:number-columns-repeated="21"/>
        </table:table-row>
        <table:table-row table:style-name="ro1">
          <table:table-cell table:number-columns-repeated="10"/>
          <table:table-cell>
            <draw:frame draw:z-index="1" draw:style-name="gr1" draw:text-style-name="P1" svg:width="8.4996in" svg:height="4.215in" svg:x="0.5299in" svg:y="0.0504in">
              <draw:object draw:notify-on-update-of-ranges="measured_results.B11:measured_results.B18 measured_results.A11:measured_results.A11 measured_results.H11:measured_results.H18 measured_results.B19:measured_results.B26 measured_results.A19:measured_results.A19 measured_results.H19:measured_results.H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draw:z-index="3" draw:style-name="gr1" draw:text-style-name="P1" svg:width="8.4996in" svg:height="4.215in" svg:x="0.6799in" svg:y="0.1146in">
              <draw:object draw:notify-on-update-of-ranges="measured_results.B11:measured_results.B18 measured_results.A11:measured_results.A11 measured_results.D11:measured_results.D18 measured_results.B19:measured_results.B26 measured_results.A19:measured_results.A19 measured_results.D19:measured_results.D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30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7:07:23.451158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8T18:07:26.681046320</dc:date>
    <meta:editing-duration>PT23H44M26S</meta:editing-duration>
    <meta:editing-cycles>13</meta:editing-cycles>
    <meta:generator>LibreOffice/7.6.4.1$Linux_X86_64 LibreOffice_project/60$Build-1</meta:generator>
    <meta:document-statistic meta:table-count="1" meta:cell-count="234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9cm" svg:height="10.707cm" xlink:href=".." xlink:type="simple" chart:class="chart:scatter" chart:column-mapping="0 2 1" chart:style-name="ch1">
        <chart:title svg:x="6.465cm" svg:y="0.35cm" chart:style-name="ch2">
          <text:p>Increasing approximation of edge detection</text:p>
        </chart:title>
        <chart:subtitle svg:x="7.073cm" svg:y="1.343cm" chart:style-name="ch3">
          <text:p>Energy consumption to PSNR comparison</text:p>
        </chart:subtitle>
        <chart:legend chart:legend-position="top" svg:x="8.642cm" svg:y="2.211cm" style:legend-expansion="wide" chart:style-name="ch4"/>
        <chart:plot-area chart:style-name="ch5" table:cell-range-address="measured_results.B3:measured_results.B10 measured_results.H1:measured_results.H1 measured_results.H3:measured_results.H10 measured_results.E1:measured_results.E1 measured_results.E3:measured_results.E10" chart:data-source-has-labels="row" svg:x="1.442cm" svg:y="3.023cm" svg:width="18.725cm" svg:height="6.489cm">
          <chart:coordinate-region svg:x="2.619cm" svg:y="3.223cm" svg:width="16.926cm" svg:height="5.642cm"/>
          <chart:axis chart:dimension="x" chart:name="primary-x" chart:style-name="ch6">
            <chart:title svg:x="9.146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171cm" chart:style-name="ch9">
              <text:p>Energy [mJ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20.598cm" svg:y="7.092cm" chart:style-name="ch9">
              <text:p>PSNR [dB]</text:p>
            </chart:title>
          </chart:axis>
          <chart:series chart:attached-axis="primary-y" chart:style-name="ch13" chart:values-cell-range-address="measured_results.H3:measured_results.H10" chart:label-cell-address="measured_results.H1:measured_results.H1" chart:class="chart:scatter">
            <chart:domain table:cell-range-address="measured_results.B3:measured_results.B10"/>
            <chart:data-point chart:repeated="8"/>
          </chart:series>
          <chart:series chart:attached-axis="secondary-y" chart:style-name="ch14" chart:values-cell-range-address="measured_results.E3:measured_results.E10" chart:label-cell-address="measured_results.E1:measured_results.E1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ergy</text:p>
                <draw:g>
                  <svg:desc>measured_results.H1:measured_results.H1</svg:desc>
                </draw:g>
              </table:table-cell>
              <table:table-cell office:value-type="string">
                <text:p>PSNR</text:p>
                <draw:g>
                  <svg:desc>measured_results.E1:measured_resul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3:measured_results.B10</svg:desc>
                </draw:g>
              </table:table-cell>
              <table:table-cell office:value-type="float" office:value="3076.17886590877">
                <text:p>3076.17886590877</text:p>
                <draw:g>
                  <svg:desc>measured_results.H3:measured_results.H10</svg:desc>
                </draw:g>
              </table:table-cell>
              <table:table-cell office:value-type="float" office:value="34.5967973957267">
                <text:p>34.5967973957267</text:p>
                <draw:g>
                  <svg:desc>measured_results.E3:measured_results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68.52188495153">
                <text:p>3068.52188495153</text:p>
              </table:table-cell>
              <table:table-cell office:value-type="float" office:value="33.514365318293">
                <text:p>33.514365318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46.76309984097">
                <text:p>3846.76309984097</text:p>
              </table:table-cell>
              <table:table-cell office:value-type="float" office:value="20.0916960954714">
                <text:p>20.0916960954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824.83404672466">
                <text:p>6824.83404672466</text:p>
              </table:table-cell>
              <table:table-cell office:value-type="float" office:value="10.3103833394841">
                <text:p>10.3103833394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89.46344977355">
                <text:p>5889.46344977355</text:p>
              </table:table-cell>
              <table:table-cell office:value-type="float" office:value="16.9619286098249">
                <text:p>16.9619286098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849.6652453018">
                <text:p>12849.6652453018</text:p>
              </table:table-cell>
              <table:table-cell office:value-type="float" office:value="4.78846092759665">
                <text:p>4.78846092759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682.9240166716">
                <text:p>12682.9240166716</text:p>
              </table:table-cell>
              <table:table-cell office:value-type="float" office:value="4.98925762210271">
                <text:p>4.98925762210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352.2605013304">
                <text:p>11352.2605013304</text:p>
              </table:table-cell>
              <table:table-cell office:value-type="float" office:value="6.36047169934927">
                <text:p>6.36047169934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59cm" svg:height="10.707cm" xlink:href=".." xlink:type="simple" chart:class="chart:scatter" chart:style-name="ch1">
        <chart:title svg:x="8.092cm" svg:y="0.35cm" chart:style-name="ch2">
          <text:p>Convolution approximation</text:p>
        </chart:title>
        <chart:subtitle svg:x="8.952cm" svg:y="1.343cm" chart:style-name="ch3">
          <text:p>Energy consumption</text:p>
        </chart:subtitle>
        <chart:legend chart:legend-position="top" svg:x="8.312cm" svg:y="2.211cm" style:legend-expansion="wide" chart:style-name="ch4"/>
        <chart:plot-area chart:style-name="ch5" table:cell-range-address="measured_results.B11:measured_results.B18 measured_results.A11:measured_results.A11 measured_results.H11:measured_results.H26 measured_results.A19:measured_results.A19" chart:data-source-has-labels="row" svg:x="1.442cm" svg:y="3.023cm" svg:width="18.725cm" svg:height="6.489cm">
          <chart:coordinate-region svg:x="2.434cm" svg:y="3.223cm" svg:width="16.82cm" svg:height="5.642cm"/>
          <chart:axis chart:dimension="x" chart:name="primary-x" chart:style-name="ch6">
            <chart:title svg:x="9.146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965cm" chart:style-name="ch9">
              <text:p>Energy (CONV_5) [mJ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20.598cm" svg:y="7.965cm" chart:style-name="ch9">
              <text:p>Energy (CONV_3) [mJ]</text:p>
            </chart:title>
          </chart:axis>
          <chart:series chart:attached-axis="secondary-y" chart:style-name="ch13" chart:values-cell-range-address="measured_results.H11:measured_results.H18" chart:label-cell-address="measured_results.A11:measured_results.A11" chart:class="chart:scatter">
            <chart:domain table:cell-range-address="measured_results.B11:measured_results.B18"/>
            <chart:data-point chart:repeated="8"/>
          </chart:series>
          <chart:series chart:attached-axis="primary-y" chart:style-name="ch14" chart:values-cell-range-address="measured_results.H19:measured_results.H26" chart:label-cell-address="measured_results.A19:measured_results.A19" chart:class="chart:scatter">
            <chart:domain table:cell-range-address="measured_results.B19:measured_results.B26"/>
            <chart:data-point chart:repeated="8"/>
          </chart:series>
          <chart:wall chart:style-name="ch15"/>
          <chart:floor chart:style-name="ch16"/>
        </chart:plot-area>
        <draw:frame draw:style-name="gr1" draw:text-style-name="P1" svg:width="1cm" svg:height="1cm" svg:x="0cm" svg:y="0cm">
          <draw:image xlink:href="Pictures/2000000600005457000029D4AE71BF44.svm" xlink:type="simple" xlink:show="embed" xlink:actuate="onLoad" draw:mime-type="image/x-svm">
            <text:p/>
          </draw:image>
          <draw:image xlink:href="Pictures/1000000100000331000001960E982EC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V_3</text:p>
                <draw:g>
                  <svg:desc>measured_results.A11:measured_results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NV_5</text:p>
                <draw:g>
                  <svg:desc>measured_results.A19:measured_results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11:measured_results.B18</svg:desc>
                </draw:g>
              </table:table-cell>
              <table:table-cell office:value-type="float" office:value="87.51692212052">
                <text:p>87.51692212052</text:p>
                <draw:g>
                  <svg:desc>measured_results.H11:measured_results.H18</svg:desc>
                </draw:g>
              </table:table-cell>
              <table:table-cell office:value-type="float" office:value="0">
                <text:p>0</text:p>
                <draw:g>
                  <svg:desc>measured_results.B19:measured_results.B26</svg:desc>
                </draw:g>
              </table:table-cell>
              <table:table-cell office:value-type="float" office:value="1072.4789719448">
                <text:p>1072.4789719448</text:p>
                <draw:g>
                  <svg:desc>measured_results.H19:measured_results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7.21312050309">
                <text:p>87.21312050309</text:p>
              </table:table-cell>
              <table:table-cell office:value-type="float" office:value="1">
                <text:p>1</text:p>
              </table:table-cell>
              <table:table-cell office:value-type="float" office:value="1068.17346866677">
                <text:p>1068.17346866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6.90648603711">
                <text:p>86.90648603711</text:p>
              </table:table-cell>
              <table:table-cell office:value-type="float" office:value="2">
                <text:p>2</text:p>
              </table:table-cell>
              <table:table-cell office:value-type="float" office:value="1063.46662218179">
                <text:p>1063.46662218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6.61965251612">
                <text:p>86.61965251612</text:p>
              </table:table-cell>
              <table:table-cell office:value-type="float" office:value="3">
                <text:p>3</text:p>
              </table:table-cell>
              <table:table-cell office:value-type="float" office:value="1058.95591811864">
                <text:p>1058.95591811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6.4682130877999">
                <text:p>86.4682130877999</text:p>
              </table:table-cell>
              <table:table-cell office:value-type="float" office:value="4">
                <text:p>4</text:p>
              </table:table-cell>
              <table:table-cell office:value-type="float" office:value="1055.76150620698">
                <text:p>1055.76150620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6.4025033589001">
                <text:p>86.4025033589001</text:p>
              </table:table-cell>
              <table:table-cell office:value-type="float" office:value="5">
                <text:p>5</text:p>
              </table:table-cell>
              <table:table-cell office:value-type="float" office:value="1054.90574198738">
                <text:p>1054.90574198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6.3548228167">
                <text:p>86.3548228167</text:p>
              </table:table-cell>
              <table:table-cell office:value-type="float" office:value="6">
                <text:p>6</text:p>
              </table:table-cell>
              <table:table-cell office:value-type="float" office:value="1054.32275322213">
                <text:p>1054.32275322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6.3071422745">
                <text:p>86.3071422745</text:p>
              </table:table-cell>
              <table:table-cell office:value-type="float" office:value="7">
                <text:p>7</text:p>
              </table:table-cell>
              <table:table-cell office:value-type="float" office:value="1053.73976445688">
                <text:p>1053.73976445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9cm" svg:height="10.707cm" xlink:href=".." xlink:type="simple" chart:class="chart:scatter" chart:column-mapping="0 2 1" chart:style-name="ch1">
        <chart:title svg:x="6.465cm" svg:y="0.35cm" chart:style-name="ch2">
          <text:p>Increasing approximation of edge detection</text:p>
        </chart:title>
        <chart:subtitle svg:x="7.153cm" svg:y="1.343cm" chart:style-name="ch3">
          <text:p>Energy consumption to SSIM comparison</text:p>
        </chart:subtitle>
        <chart:legend chart:legend-position="top" svg:x="8.682cm" svg:y="2.211cm" style:legend-expansion="wide" chart:style-name="ch4"/>
        <chart:plot-area chart:style-name="ch5" table:cell-range-address="measured_results.B3:measured_results.B10 measured_results.H1:measured_results.H1 measured_results.H3:measured_results.H10 measured_results.D1:measured_results.D1 measured_results.D3:measured_results.D10" chart:data-source-has-labels="row" svg:x="1.442cm" svg:y="3.023cm" svg:width="18.725cm" svg:height="6.489cm">
          <chart:coordinate-region svg:x="2.619cm" svg:y="3.222cm" svg:width="16.82cm" svg:height="5.643cm"/>
          <chart:axis chart:dimension="x" chart:name="primary-x" chart:style-name="ch6">
            <chart:title svg:x="9.146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171cm" chart:style-name="ch9">
              <text:p>Energy [mJ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20.598cm" svg:y="6.88cm" chart:style-name="ch9">
              <text:p>SSIM [-]</text:p>
            </chart:title>
          </chart:axis>
          <chart:series chart:attached-axis="primary-y" chart:style-name="ch13" chart:values-cell-range-address="measured_results.H3:measured_results.H10" chart:label-cell-address="measured_results.H1:measured_results.H1" chart:class="chart:scatter">
            <chart:domain table:cell-range-address="measured_results.B3:measured_results.B10"/>
            <chart:data-point chart:repeated="8"/>
          </chart:series>
          <chart:series chart:attached-axis="secondary-y" chart:style-name="ch14" chart:values-cell-range-address="measured_results.D3:measured_results.D10" chart:label-cell-address="measured_results.D1:measured_results.D1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ergy</text:p>
                <draw:g>
                  <svg:desc>measured_results.H1:measured_results.H1</svg:desc>
                </draw:g>
              </table:table-cell>
              <table:table-cell office:value-type="string">
                <text:p>SSIM</text:p>
                <draw:g>
                  <svg:desc>measured_results.D1:measured_resul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3:measured_results.B10</svg:desc>
                </draw:g>
              </table:table-cell>
              <table:table-cell office:value-type="float" office:value="3076.17886590877">
                <text:p>3076.17886590877</text:p>
                <draw:g>
                  <svg:desc>measured_results.H3:measured_results.H10</svg:desc>
                </draw:g>
              </table:table-cell>
              <table:table-cell office:value-type="float" office:value="0.938289793895979">
                <text:p>0.938289793895979</text:p>
                <draw:g>
                  <svg:desc>measured_results.D3:measured_results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68.52188495153">
                <text:p>3068.52188495153</text:p>
              </table:table-cell>
              <table:table-cell office:value-type="float" office:value="0.915336570275196">
                <text:p>0.915336570275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46.76309984097">
                <text:p>3846.76309984097</text:p>
              </table:table-cell>
              <table:table-cell office:value-type="float" office:value="0.323804001043208">
                <text:p>0.323804001043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824.83404672466">
                <text:p>6824.83404672466</text:p>
              </table:table-cell>
              <table:table-cell office:value-type="float" office:value="0.083467688577268">
                <text:p>0.083467688577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89.46344977355">
                <text:p>5889.46344977355</text:p>
              </table:table-cell>
              <table:table-cell office:value-type="float" office:value="0.24016893610318">
                <text:p>0.24016893610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849.6652453018">
                <text:p>12849.6652453018</text:p>
              </table:table-cell>
              <table:table-cell office:value-type="float" office:value="0.00699511721217255">
                <text:p>0.00699511721217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682.9240166716">
                <text:p>12682.9240166716</text:p>
              </table:table-cell>
              <table:table-cell office:value-type="float" office:value="0.00682256664453715">
                <text:p>0.00682256664453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352.2605013304">
                <text:p>11352.2605013304</text:p>
              </table:table-cell>
              <table:table-cell office:value-type="float" office:value="0.00607841638974014">
                <text:p>0.00607841638974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scientific-number number:decimal-places="1" number:min-decimal-places="1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13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59cm" svg:height="10.707cm" xlink:href=".." xlink:type="simple" chart:class="chart:scatter" chart:style-name="ch1">
        <chart:title svg:x="8.092cm" svg:y="0.35cm" chart:style-name="ch2">
          <text:p>Convolution approximation</text:p>
        </chart:title>
        <chart:subtitle svg:x="6.875cm" svg:y="1.343cm" chart:style-name="ch3">
          <text:p>Approximation affecting different kernel sizes</text:p>
        </chart:subtitle>
        <chart:legend chart:legend-position="top" svg:x="8.312cm" svg:y="2.211cm" style:legend-expansion="wide" chart:style-name="ch4"/>
        <chart:plot-area chart:style-name="ch5" table:cell-range-address="measured_results.B11:measured_results.B18 measured_results.A11:measured_results.A11 measured_results.D11:measured_results.D26 measured_results.A19:measured_results.A19" chart:data-source-has-labels="row" svg:x="1.442cm" svg:y="3.023cm" svg:width="19.717cm" svg:height="6.489cm">
          <chart:coordinate-region svg:x="2.169cm" svg:y="3.222cm" svg:width="18.896cm" svg:height="5.643cm"/>
          <chart:axis chart:dimension="x" chart:name="primary-x" chart:style-name="ch6">
            <chart:title svg:x="9.642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6.88cm" chart:style-name="ch9">
              <text:p>SSIM [-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measured_results.D11:measured_results.D18" chart:label-cell-address="measured_results.A11:measured_results.A11" chart:class="chart:scatter">
            <chart:domain table:cell-range-address="measured_results.B11:measured_results.B18"/>
            <chart:data-point chart:repeated="8"/>
          </chart:series>
          <chart:series chart:attached-axis="primary-y" chart:style-name="ch14" chart:values-cell-range-address="measured_results.D19:measured_results.D26" chart:label-cell-address="measured_results.A19:measured_results.A19" chart:class="chart:scatter">
            <chart:domain table:cell-range-address="measured_results.B19:measured_results.B26"/>
            <chart:data-point chart:repeated="8"/>
          </chart:series>
          <chart:wall chart:style-name="ch15"/>
          <chart:floor chart:style-name="ch16"/>
        </chart:plot-area>
        <draw:frame draw:style-name="gr1" draw:text-style-name="P1" svg:width="1cm" svg:height="1cm" svg:x="0cm" svg:y="0cm">
          <draw:image xlink:href="Pictures/2000000600005457000029D4AE71BF44.svm" xlink:type="simple" xlink:show="embed" xlink:actuate="onLoad" draw:mime-type="image/x-svm">
            <text:p/>
          </draw:image>
          <draw:image xlink:href="Pictures/1000000100000331000001960E982EC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V_3</text:p>
                <draw:g>
                  <svg:desc>measured_results.A11:measured_results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NV_5</text:p>
                <draw:g>
                  <svg:desc>measured_results.A19:measured_results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11:measured_results.B18</svg:desc>
                </draw:g>
              </table:table-cell>
              <table:table-cell office:value-type="float" office:value="0.999748294670467">
                <text:p>0.999748294670467</text:p>
                <draw:g>
                  <svg:desc>measured_results.D11:measured_results.D18</svg:desc>
                </draw:g>
              </table:table-cell>
              <table:table-cell office:value-type="float" office:value="0">
                <text:p>0</text:p>
                <draw:g>
                  <svg:desc>measured_results.B19:measured_results.B26</svg:desc>
                </draw:g>
              </table:table-cell>
              <table:table-cell office:value-type="float" office:value="0.99956707374084">
                <text:p>0.99956707374084</text:p>
                <draw:g>
                  <svg:desc>measured_results.D19:measured_results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8239209885502">
                <text:p>0.998239209885502</text:p>
              </table:table-cell>
              <table:table-cell office:value-type="float" office:value="1">
                <text:p>1</text:p>
              </table:table-cell>
              <table:table-cell office:value-type="float" office:value="0.998459156982799">
                <text:p>0.998459156982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01847020964458">
                <text:p>0.901847020964458</text:p>
              </table:table-cell>
              <table:table-cell office:value-type="float" office:value="2">
                <text:p>2</text:p>
              </table:table-cell>
              <table:table-cell office:value-type="float" office:value="0.9303147330405">
                <text:p>0.930314733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78405019124235">
                <text:p>0.678405019124235</text:p>
              </table:table-cell>
              <table:table-cell office:value-type="float" office:value="3">
                <text:p>3</text:p>
              </table:table-cell>
              <table:table-cell office:value-type="float" office:value="0.719341987379631">
                <text:p>0.719341987379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92042813378726">
                <text:p>0.292042813378726</text:p>
              </table:table-cell>
              <table:table-cell office:value-type="float" office:value="4">
                <text:p>4</text:p>
              </table:table-cell>
              <table:table-cell office:value-type="float" office:value="0.201119543978496">
                <text:p>0.201119543978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92042813378726">
                <text:p>0.292042813378726</text:p>
              </table:table-cell>
              <table:table-cell office:value-type="float" office:value="5">
                <text:p>5</text:p>
              </table:table-cell>
              <table:table-cell office:value-type="float" office:value="0.202800908309934">
                <text:p>0.202800908309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92042813378726">
                <text:p>0.292042813378726</text:p>
              </table:table-cell>
              <table:table-cell office:value-type="float" office:value="6">
                <text:p>6</text:p>
              </table:table-cell>
              <table:table-cell office:value-type="float" office:value="0.202800908309934">
                <text:p>0.202800908309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92042813378726">
                <text:p>0.292042813378726</text:p>
              </table:table-cell>
              <table:table-cell office:value-type="float" office:value="7">
                <text:p>7</text:p>
              </table:table-cell>
              <table:table-cell office:value-type="float" office:value="0.202800908309934">
                <text:p>0.202800908309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scientific-number number:decimal-places="1" number:min-decimal-places="1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13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59cm" svg:height="10.707cm" xlink:href=".." xlink:type="simple" chart:class="chart:scatter" chart:style-name="ch1">
        <chart:title svg:x="8.092cm" svg:y="0.35cm" chart:style-name="ch2">
          <text:p>Convolution approximation</text:p>
        </chart:title>
        <chart:subtitle svg:x="6.875cm" svg:y="1.343cm" chart:style-name="ch3">
          <text:p>Approximation affecting different kernel sizes</text:p>
        </chart:subtitle>
        <chart:legend chart:legend-position="top" svg:x="8.312cm" svg:y="2.211cm" style:legend-expansion="wide" chart:style-name="ch4"/>
        <chart:plot-area chart:style-name="ch5" table:cell-range-address="measured_results.B11:measured_results.B18 measured_results.A11:measured_results.A11 measured_results.E11:measured_results.E26 measured_results.A19:measured_results.A19" chart:data-source-has-labels="row" svg:x="1.442cm" svg:y="3.023cm" svg:width="19.717cm" svg:height="6.489cm">
          <chart:coordinate-region svg:x="2.063cm" svg:y="3.222cm" svg:width="19.002cm" svg:height="5.643cm"/>
          <chart:axis chart:dimension="x" chart:name="primary-x" chart:style-name="ch6">
            <chart:title svg:x="9.642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092cm" chart:style-name="ch9">
              <text:p>PSNR [dB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measured_results.E11:measured_results.E18" chart:label-cell-address="measured_results.A11:measured_results.A11" chart:class="chart:scatter">
            <chart:domain table:cell-range-address="measured_results.B11:measured_results.B18"/>
            <chart:data-point chart:repeated="8"/>
          </chart:series>
          <chart:series chart:attached-axis="primary-y" chart:style-name="ch14" chart:values-cell-range-address="measured_results.E19:measured_results.E26" chart:label-cell-address="measured_results.A19:measured_results.A19" chart:class="chart:scatter">
            <chart:domain table:cell-range-address="measured_results.B19:measured_results.B26"/>
            <chart:data-point chart:repeated="8"/>
          </chart:series>
          <chart:wall chart:style-name="ch15"/>
          <chart:floor chart:style-name="ch16"/>
        </chart:plot-area>
        <draw:frame draw:style-name="gr1" draw:text-style-name="P1" svg:width="1cm" svg:height="1cm" svg:x="0cm" svg:y="0cm">
          <draw:image xlink:href="Pictures/2000000600005457000029D4AE71BF44.svm" xlink:type="simple" xlink:show="embed" xlink:actuate="onLoad" draw:mime-type="image/x-svm">
            <text:p/>
          </draw:image>
          <draw:image xlink:href="Pictures/1000000100000331000001960E982EC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V_3</text:p>
                <draw:g>
                  <svg:desc>measured_results.A11:measured_results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NV_5</text:p>
                <draw:g>
                  <svg:desc>measured_results.A19:measured_results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11:measured_results.B18</svg:desc>
                </draw:g>
              </table:table-cell>
              <table:table-cell office:value-type="float" office:value="56.064417150233">
                <text:p>56.064417150233</text:p>
                <draw:g>
                  <svg:desc>measured_results.E11:measured_results.E18</svg:desc>
                </draw:g>
              </table:table-cell>
              <table:table-cell office:value-type="float" office:value="0">
                <text:p>0</text:p>
                <draw:g>
                  <svg:desc>measured_results.B19:measured_results.B26</svg:desc>
                </draw:g>
              </table:table-cell>
              <table:table-cell office:value-type="float" office:value="55.142334123355">
                <text:p>55.142334123355</text:p>
                <draw:g>
                  <svg:desc>measured_results.E19:measured_results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6.185524760587">
                <text:p>46.185524760587</text:p>
              </table:table-cell>
              <table:table-cell office:value-type="float" office:value="1">
                <text:p>1</text:p>
              </table:table-cell>
              <table:table-cell office:value-type="float" office:value="49.78333048941">
                <text:p>49.78333048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8.0108317917163">
                <text:p>28.0108317917163</text:p>
              </table:table-cell>
              <table:table-cell office:value-type="float" office:value="2">
                <text:p>2</text:p>
              </table:table-cell>
              <table:table-cell office:value-type="float" office:value="31.3050632053283">
                <text:p>31.3050632053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.1456217578619">
                <text:p>18.1456217578619</text:p>
              </table:table-cell>
              <table:table-cell office:value-type="float" office:value="3">
                <text:p>3</text:p>
              </table:table-cell>
              <table:table-cell office:value-type="float" office:value="19.1513218757389">
                <text:p>19.1513218757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.4978389656204">
                <text:p>11.4978389656204</text:p>
              </table:table-cell>
              <table:table-cell office:value-type="float" office:value="4">
                <text:p>4</text:p>
              </table:table-cell>
              <table:table-cell office:value-type="float" office:value="11.5765997929588">
                <text:p>11.5765997929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4978389656204">
                <text:p>11.4978389656204</text:p>
              </table:table-cell>
              <table:table-cell office:value-type="float" office:value="5">
                <text:p>5</text:p>
              </table:table-cell>
              <table:table-cell office:value-type="float" office:value="13.7328225341014">
                <text:p>13.732822534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4978389656204">
                <text:p>11.4978389656204</text:p>
              </table:table-cell>
              <table:table-cell office:value-type="float" office:value="6">
                <text:p>6</text:p>
              </table:table-cell>
              <table:table-cell office:value-type="float" office:value="13.7328225341014">
                <text:p>13.7328225341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.4978389656204">
                <text:p>11.4978389656204</text:p>
              </table:table-cell>
              <table:table-cell office:value-type="float" office:value="7">
                <text:p>7</text:p>
              </table:table-cell>
              <table:table-cell office:value-type="float" office:value="13.7328225341014">
                <text:p>13.7328225341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9cm" svg:height="10.707cm" xlink:href=".." xlink:type="simple" chart:class="chart:scatter" chart:style-name="ch1">
        <chart:title svg:x="6.465cm" svg:y="0.35cm" chart:style-name="ch2">
          <text:p>Increasing approximation of edge detection</text:p>
        </chart:title>
        <chart:subtitle svg:x="7.325cm" svg:y="1.343cm" chart:style-name="ch3">
          <text:p>Energy consumption to processing time</text:p>
        </chart:subtitle>
        <chart:legend chart:legend-position="top" svg:x="7.822cm" svg:y="2.211cm" style:legend-expansion="wide" chart:style-name="ch4"/>
        <chart:plot-area chart:style-name="ch5" table:cell-range-address="measured_results.B3:measured_results.B10 measured_results.H1:measured_results.I1 measured_results.H3:measured_results.I10" chart:data-source-has-labels="row" svg:x="1.442cm" svg:y="3.023cm" svg:width="18.725cm" svg:height="6.489cm">
          <chart:coordinate-region svg:x="2.619cm" svg:y="3.222cm" svg:width="16.264cm" svg:height="5.643cm"/>
          <chart:axis chart:dimension="x" chart:name="primary-x" chart:style-name="ch6">
            <chart:title svg:x="9.146cm" svg:y="9.726cm" chart:style-name="ch7">
              <text:p>Approximation level [-]</text:p>
            </chart:title>
          </chart:axis>
          <chart:axis chart:dimension="y" chart:name="primary-y" chart:style-name="ch8">
            <chart:title svg:x="0.451cm" svg:y="7.171cm" chart:style-name="ch9">
              <text:p>Energy [mJ]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20.598cm" svg:y="7.806cm" chart:style-name="ch9">
              <text:p>Processing time [ms]</text:p>
            </chart:title>
          </chart:axis>
          <chart:series chart:attached-axis="primary-y" chart:style-name="ch13" chart:values-cell-range-address="measured_results.H3:measured_results.H10" chart:label-cell-address="measured_results.H1:measured_results.H1" chart:class="chart:scatter">
            <chart:domain table:cell-range-address="measured_results.B3:measured_results.B10"/>
            <chart:data-point chart:repeated="8"/>
          </chart:series>
          <chart:series chart:attached-axis="secondary-y" chart:style-name="ch14" chart:values-cell-range-address="measured_results.I3:measured_results.I10" chart:label-cell-address="measured_results.I1:measured_results.I1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ergy</text:p>
                <draw:g>
                  <svg:desc>measured_results.H1:measured_results.H1</svg:desc>
                </draw:g>
              </table:table-cell>
              <table:table-cell office:value-type="string">
                <text:p>Processing  time</text:p>
                <draw:g>
                  <svg:desc>measured_results.I1:measured_resul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asured_results.B3:measured_results.B10</svg:desc>
                </draw:g>
              </table:table-cell>
              <table:table-cell office:value-type="float" office:value="3076.17886590877">
                <text:p>3076.17886590877</text:p>
                <draw:g>
                  <svg:desc>measured_results.H3:measured_results.H10</svg:desc>
                </draw:g>
              </table:table-cell>
              <table:table-cell office:value-type="float" office:value="138.143964">
                <text:p>138.143964</text:p>
                <draw:g>
                  <svg:desc>measured_results.I3:measured_results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68.52188495153">
                <text:p>3068.52188495153</text:p>
              </table:table-cell>
              <table:table-cell office:value-type="float" office:value="138.144804">
                <text:p>138.144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46.76309984097">
                <text:p>3846.76309984097</text:p>
              </table:table-cell>
              <table:table-cell office:value-type="float" office:value="138.14472">
                <text:p>138.1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824.83404672466">
                <text:p>6824.83404672466</text:p>
              </table:table-cell>
              <table:table-cell office:value-type="float" office:value="137.982558">
                <text:p>137.982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889.46344977355">
                <text:p>5889.46344977355</text:p>
              </table:table-cell>
              <table:table-cell office:value-type="float" office:value="137.947404">
                <text:p>137.947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849.6652453018">
                <text:p>12849.6652453018</text:p>
              </table:table-cell>
              <table:table-cell office:value-type="float" office:value="138.024936">
                <text:p>138.024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682.9240166716">
                <text:p>12682.9240166716</text:p>
              </table:table-cell>
              <table:table-cell office:value-type="float" office:value="138.024936">
                <text:p>138.024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352.2605013304">
                <text:p>11352.2605013304</text:p>
              </table:table-cell>
              <table:table-cell office:value-type="float" office:value="138.008304">
                <text:p>138.0083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